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cm" fo:min-width="2.15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1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638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T1" style:family="text">
      <style:text-properties fo:font-size="14pt" style:font-size-asian="14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3.2cm" svg:height="4cm" svg:x="1.498cm" svg:y="6cm">
          <text:p/>
        </draw:rect>
        <draw:frame draw:style-name="gr2" draw:text-style-name="P2" draw:layer="layout" svg:width="3.313cm" svg:height="1.361cm" svg:x="1.807cm" svg:y="6.16cm">
          <draw:text-box>
            <text:p><text:span text:style-name="T1">Example2</text:span></text:p>
            <text:p><text:span text:style-name="T1">#main()</text:span></text:p>
          </draw:text-box>
        </draw:frame>
        <draw:line draw:style-name="gr3" draw:text-style-name="P1" draw:layer="layout" svg:x1="1.498cm" svg:y1="7.6cm" svg:x2="4.698cm" svg:y2="7.6cm">
          <text:p/>
        </draw:line>
        <draw:line draw:style-name="gr3" draw:text-style-name="P1" draw:layer="layout" svg:x1="3.098cm" svg:y1="7.6cm" svg:x2="3.098cm" svg:y2="10cm">
          <text:p/>
        </draw:line>
        <draw:line draw:style-name="gr3" draw:text-style-name="P1" draw:layer="layout" svg:x1="1.489cm" svg:y1="8.73cm" svg:x2="4.689cm" svg:y2="8.73cm">
          <text:p/>
        </draw:line>
        <draw:g draw:id="id4">
          <draw:rect draw:style-name="gr1" draw:text-style-name="P3" draw:layer="layout" svg:width="3.333cm" svg:height="2.5cm" svg:x="14cm" svg:y="6cm">
            <text:p/>
          </draw:rect>
          <draw:line draw:style-name="gr3" draw:text-style-name="P3" draw:layer="layout" svg:x1="14cm" svg:y1="7.25cm" svg:x2="17.333cm" svg:y2="7.25cm">
            <text:p/>
          </draw:line>
          <draw:frame draw:style-name="gr4" draw:text-style-name="P2" draw:layer="layout" svg:width="1.632cm" svg:height="0.806cm" svg:x="14.833cm" svg:y="6.448cm">
            <draw:text-box>
              <text:p><text:span text:style-name="T1">#1</text:span><text:span text:style-name="T1">：</text:span><text:span text:style-name="T1">B</text:span></text:p>
            </draw:text-box>
          </draw:frame>
          <draw:frame draw:style-name="gr5" draw:text-style-name="P2" draw:layer="layout" svg:width="3.138cm" svg:height="0.806cm" svg:x="14.167cm" svg:y="7.448cm">
            <draw:text-box>
              <text:p><text:span text:style-name="T1">B#Display()</text:span></text:p>
            </draw:text-box>
          </draw:frame>
        </draw:g>
        <draw:rect draw:style-name="gr1" draw:text-style-name="P1" draw:id="id2" draw:layer="layout" svg:width="4.05cm" svg:height="9cm" svg:x="7.4cm" svg:y="6cm">
          <text:p/>
        </draw:rect>
        <draw:line draw:style-name="gr3" draw:text-style-name="P1" draw:layer="layout" svg:x1="7.4cm" svg:y1="7.35cm" svg:x2="11.45cm" svg:y2="7.35cm">
          <text:p/>
        </draw:line>
        <draw:line draw:style-name="gr3" draw:text-style-name="P1" draw:layer="layout" svg:x1="7.4cm" svg:y1="8.88cm" svg:x2="11.45cm" svg:y2="8.88cm">
          <text:p/>
        </draw:line>
        <draw:line draw:style-name="gr3" draw:text-style-name="P1" draw:layer="layout" svg:x1="7.4cm" svg:y1="10.41cm" svg:x2="11.45cm" svg:y2="10.41cm">
          <text:p/>
        </draw:line>
        <draw:line draw:style-name="gr3" draw:text-style-name="P1" draw:layer="layout" svg:x1="7.4cm" svg:y1="11.94cm" svg:x2="11.45cm" svg:y2="11.94cm">
          <text:p/>
        </draw:line>
        <draw:line draw:style-name="gr3" draw:text-style-name="P1" draw:layer="layout" svg:x1="7.4cm" svg:y1="13.47cm" svg:x2="11.45cm" svg:y2="13.47cm">
          <text:p/>
        </draw:line>
        <draw:line draw:style-name="gr3" draw:text-style-name="P1" draw:layer="layout" svg:x1="9.38cm" svg:y1="15cm" svg:x2="9.38cm" svg:y2="7.35cm">
          <text:p/>
        </draw:line>
        <draw:frame draw:style-name="gr2" draw:text-style-name="P2" draw:layer="layout" svg:width="3.5cm" svg:height="1.34cm" svg:x="7.9cm" svg:y="6.4cm">
          <draw:text-box>
            <text:p><text:span text:style-name="T1">ArrayList&lt;A&gt;</text:span></text:p>
          </draw:text-box>
        </draw:frame>
        <draw:frame draw:style-name="gr2" draw:text-style-name="P2" draw:layer="layout" svg:width="1.1cm" svg:height="1.34cm" svg:x="7.9cm" svg:y="7.8cm">
          <draw:text-box>
            <text:p><text:span text:style-name="T1">[0]</text:span></text:p>
          </draw:text-box>
        </draw:frame>
        <draw:frame draw:style-name="gr2" draw:text-style-name="P2" draw:layer="layout" svg:width="1.1cm" svg:height="1.34cm" svg:x="7.9cm" svg:y="9.4cm">
          <draw:text-box>
            <text:p><text:span text:style-name="T1">[1]</text:span></text:p>
          </draw:text-box>
        </draw:frame>
        <draw:frame draw:style-name="gr2" draw:text-style-name="P2" draw:layer="layout" svg:width="1.1cm" svg:height="1.34cm" svg:x="7.9cm" svg:y="10.9cm">
          <draw:text-box>
            <text:p><text:span text:style-name="T1">[2]</text:span></text:p>
          </draw:text-box>
        </draw:frame>
        <draw:frame draw:style-name="gr2" draw:text-style-name="P2" draw:layer="layout" svg:width="1.1cm" svg:height="1.34cm" svg:x="7.9cm" svg:y="12.4cm">
          <draw:text-box>
            <text:p><text:span text:style-name="T1">[3]</text:span></text:p>
          </draw:text-box>
        </draw:frame>
        <draw:frame draw:style-name="gr2" draw:text-style-name="P2" draw:layer="layout" svg:width="1.1cm" svg:height="1.34cm" svg:x="7.9cm" svg:y="13.9cm">
          <draw:text-box>
            <text:p><text:span text:style-name="T1">[4]</text:span></text:p>
          </draw:text-box>
        </draw:frame>
        <draw:frame draw:style-name="gr2" draw:text-style-name="P2" draw:layer="layout" svg:width="2.4cm" svg:height="1.34cm" svg:x="1.6cm" svg:y="7.96cm">
          <draw:text-box>
            <text:p><text:span text:style-name="T1">aList</text:span></text:p>
          </draw:text-box>
        </draw:frame>
        <draw:g draw:id="id6">
          <draw:rect draw:style-name="gr1" draw:text-style-name="P3" draw:layer="layout" svg:width="3.333cm" svg:height="2.5cm" svg:x="14.001cm" svg:y="9.1cm">
            <text:p/>
          </draw:rect>
          <draw:line draw:style-name="gr3" draw:text-style-name="P3" draw:layer="layout" svg:x1="14.001cm" svg:y1="10.35cm" svg:x2="17.334cm" svg:y2="10.35cm">
            <text:p/>
          </draw:line>
          <draw:frame draw:style-name="gr4" draw:text-style-name="P2" draw:layer="layout" svg:width="1.632cm" svg:height="0.806cm" svg:x="14.834cm" svg:y="9.548cm">
            <draw:text-box>
              <text:p><text:span text:style-name="T1">#2</text:span><text:span text:style-name="T1">：</text:span><text:span text:style-name="T1">A</text:span></text:p>
            </draw:text-box>
          </draw:frame>
          <draw:frame draw:style-name="gr5" draw:text-style-name="P2" draw:layer="layout" svg:width="3.138cm" svg:height="0.806cm" svg:x="14.168cm" svg:y="10.548cm">
            <draw:text-box>
              <text:p><text:span text:style-name="T1">A#Display()</text:span></text:p>
            </draw:text-box>
          </draw:frame>
        </draw:g>
        <draw:g draw:id="id8">
          <draw:rect draw:style-name="gr1" draw:text-style-name="P3" draw:layer="layout" svg:width="3.333cm" svg:height="2.5cm" svg:x="14.001cm" svg:y="12.3cm">
            <text:p/>
          </draw:rect>
          <draw:line draw:style-name="gr3" draw:text-style-name="P3" draw:layer="layout" svg:x1="14.001cm" svg:y1="13.55cm" svg:x2="17.334cm" svg:y2="13.55cm">
            <text:p/>
          </draw:line>
          <draw:frame draw:style-name="gr4" draw:text-style-name="P2" draw:layer="layout" svg:width="1.658cm" svg:height="0.806cm" svg:x="14.834cm" svg:y="12.748cm">
            <draw:text-box>
              <text:p><text:span text:style-name="T1">#3</text:span><text:span text:style-name="T1">：</text:span><text:span text:style-name="T1">C</text:span></text:p>
            </draw:text-box>
          </draw:frame>
          <draw:frame draw:style-name="gr5" draw:text-style-name="P2" draw:layer="layout" svg:width="3.138cm" svg:height="0.806cm" svg:x="14.168cm" svg:y="13.748cm">
            <draw:text-box>
              <text:p><text:span text:style-name="T1">C#Display()</text:span></text:p>
            </draw:text-box>
          </draw:frame>
        </draw:g>
        <draw:g draw:id="id10">
          <draw:rect draw:style-name="gr1" draw:text-style-name="P3" draw:layer="layout" svg:width="3.333cm" svg:height="2.5cm" svg:x="14.002cm" svg:y="15.5cm">
            <text:p/>
          </draw:rect>
          <draw:line draw:style-name="gr3" draw:text-style-name="P3" draw:layer="layout" svg:x1="14.002cm" svg:y1="16.75cm" svg:x2="17.335cm" svg:y2="16.75cm">
            <text:p/>
          </draw:line>
          <draw:frame draw:style-name="gr4" draw:text-style-name="P2" draw:layer="layout" svg:width="1.632cm" svg:height="0.806cm" svg:x="14.835cm" svg:y="15.948cm">
            <draw:text-box>
              <text:p><text:span text:style-name="T1">#4</text:span><text:span text:style-name="T1">：</text:span><text:span text:style-name="T1">B</text:span></text:p>
            </draw:text-box>
          </draw:frame>
          <draw:frame draw:style-name="gr5" draw:text-style-name="P2" draw:layer="layout" svg:width="3.138cm" svg:height="0.806cm" svg:x="14.169cm" svg:y="16.948cm">
            <draw:text-box>
              <text:p><text:span text:style-name="T1">B#Display()</text:span></text:p>
            </draw:text-box>
          </draw:frame>
        </draw:g>
        <draw:g draw:id="id12">
          <draw:rect draw:style-name="gr1" draw:text-style-name="P3" draw:layer="layout" svg:width="3.333cm" svg:height="2.5cm" svg:x="9.502cm" svg:y="16.2cm">
            <text:p/>
          </draw:rect>
          <draw:line draw:style-name="gr3" draw:text-style-name="P3" draw:layer="layout" svg:x1="9.502cm" svg:y1="17.45cm" svg:x2="12.835cm" svg:y2="17.45cm">
            <text:p/>
          </draw:line>
          <draw:frame draw:style-name="gr4" draw:text-style-name="P2" draw:layer="layout" svg:width="1.658cm" svg:height="0.806cm" svg:x="10.335cm" svg:y="16.648cm">
            <draw:text-box>
              <text:p><text:span text:style-name="T1">#5</text:span><text:span text:style-name="T1">：</text:span><text:span text:style-name="T1">C</text:span></text:p>
            </draw:text-box>
          </draw:frame>
          <draw:frame draw:style-name="gr5" draw:text-style-name="P2" draw:layer="layout" svg:width="3.138cm" svg:height="0.806cm" svg:x="9.669cm" svg:y="17.648cm">
            <draw:text-box>
              <text:p><text:span text:style-name="T1">C#Display()</text:span></text:p>
            </draw:text-box>
          </draw:frame>
        </draw:g>
        <draw:circle draw:style-name="gr6" draw:text-style-name="P1" draw:id="id1" draw:layer="layout" svg:width="0.5cm" svg:height="0.5cm" svg:x="3.5cm" svg:y="8cm">
          <text:p/>
        </draw:circle>
        <draw:circle draw:style-name="gr6" draw:text-style-name="P1" draw:id="id3" draw:layer="layout" svg:width="0.5cm" svg:height="0.5cm" svg:x="10.1cm" svg:y="8cm">
          <text:p/>
        </draw:circle>
        <draw:circle draw:style-name="gr6" draw:text-style-name="P1" draw:id="id5" draw:layer="layout" svg:width="0.5cm" svg:height="0.5cm" svg:x="10.1cm" svg:y="9.5cm">
          <text:p/>
        </draw:circle>
        <draw:circle draw:style-name="gr6" draw:text-style-name="P1" draw:id="id7" draw:layer="layout" svg:width="0.5cm" svg:height="0.5cm" svg:x="10.1cm" svg:y="11cm">
          <text:p/>
        </draw:circle>
        <draw:circle draw:style-name="gr6" draw:text-style-name="P1" draw:id="id9" draw:layer="layout" svg:width="0.5cm" svg:height="0.5cm" svg:x="10.1cm" svg:y="12.6cm">
          <text:p/>
        </draw:circle>
        <draw:circle draw:style-name="gr6" draw:text-style-name="P1" draw:id="id11" draw:layer="layout" svg:width="0.5cm" svg:height="0.5cm" svg:x="10.1cm" svg:y="14.1cm">
          <text:p/>
        </draw:circle>
        <draw:connector draw:style-name="gr7" draw:text-style-name="P1" draw:layer="layout" draw:type="line" svg:x1="4cm" svg:y1="8.25cm" svg:x2="7.4cm" svg:y2="10.5cm" draw:start-shape="id1" draw:start-glue-point="1" draw:end-shape="id2" svg:d="m4000 8250 3400 2250">
          <text:p/>
        </draw:connector>
        <draw:connector draw:style-name="gr7" draw:text-style-name="P1" draw:layer="layout" draw:type="line" svg:x1="10.6cm" svg:y1="8.25cm" svg:x2="14cm" svg:y2="7.25cm" draw:start-shape="id3" draw:start-glue-point="1" draw:end-shape="id4" svg:d="m10600 8250 3400-1000">
          <text:p/>
        </draw:connector>
        <draw:connector draw:style-name="gr7" draw:text-style-name="P1" draw:layer="layout" draw:type="line" svg:x1="10.6cm" svg:y1="9.75cm" svg:x2="14.001cm" svg:y2="10.35cm" draw:start-shape="id5" draw:start-glue-point="1" draw:end-shape="id6" svg:d="m10600 9750 3401 600">
          <text:p/>
        </draw:connector>
        <draw:connector draw:style-name="gr7" draw:text-style-name="P1" draw:layer="layout" draw:type="line" svg:x1="10.6cm" svg:y1="11.25cm" svg:x2="14.001cm" svg:y2="13.55cm" draw:start-shape="id7" draw:start-glue-point="1" draw:end-shape="id8" draw:end-glue-point="3" svg:d="m10600 11250 3401 2300">
          <text:p/>
        </draw:connector>
        <draw:connector draw:style-name="gr7" draw:text-style-name="P1" draw:layer="layout" draw:type="line" svg:x1="10.6cm" svg:y1="12.85cm" svg:x2="14.002cm" svg:y2="16.75cm" draw:start-shape="id9" draw:start-glue-point="1" draw:end-shape="id10" svg:d="m10600 12850 3402 3900">
          <text:p/>
        </draw:connector>
        <draw:connector draw:style-name="gr7" draw:text-style-name="P1" draw:layer="layout" draw:type="line" svg:x1="10.35cm" svg:y1="14.6cm" svg:x2="11.168cm" svg:y2="16.2cm" draw:start-shape="id11" draw:start-glue-point="2" draw:end-shape="id12" svg:d="m10350 14600 818 1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suzawa Yoshiaki</meta:initial-creator>
    <meta:creation-date>2009-06-06T13:17:20.57</meta:creation-date>
    <dc:date>2009-06-06T17:02:39.57</dc:date>
    <dc:creator>Matsuzawa Yoshiaki</dc:creator>
    <meta:editing-duration>PT00H20M01S</meta:editing-duration>
    <meta:editing-cycles>11</meta:editing-cycles>
    <meta:generator>OpenOffice.org/3.0$Win32 OpenOffice.org_project/300m15$Build-9379</meta:generator>
    <meta:document-statistic meta:object-count="56"/>
    <meta:user-defined meta:name="情報 1"/>
    <meta:user-defined meta:name="情報 2"/>
    <meta:user-defined meta:name="情報 3"/>
    <meta:user-defined meta:name="情報 4"/>
  </office:meta>
</office:document-meta>
</file>